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063in" table:align="left" style:writing-mode="lr-tb"/>
    </style:style>
    <style:style style:name="Table2.A" style:family="table-column">
      <style:table-column-properties style:column-width="1.975in"/>
    </style:style>
    <style:style style:name="Table2.B" style:family="table-column">
      <style:table-column-properties style:column-width="1.9771in"/>
    </style:style>
    <style:style style:name="Table2.C" style:family="table-column">
      <style:table-column-properties style:column-width="2.954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Heading" style:master-page-name="Standard">
      <style:paragraph-properties fo:margin-top="0.1665in" fo:margin-bottom="0.0835in" fo:text-align="center" style:justify-single-word="false" style:page-number="auto"/>
    </style:style>
    <style:style style:name="P5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uarding/Free Attack Scripts</text:p>
      <text:p text:style-name="Standard"/>
      <text:p text:style-name="Standard"/>
      <text:p text:style-name="Standard">See also <text:a xlink:type="simple" xlink:href="../SASpecialAbilities.html">Special Abilities</text:a></text:p>
      <text:p text:style-name="Standard"/>
      <text:p text:style-name="Standard"/>
      <text:p text:style-name="Standard">The control of 'Free' attacks and 'Guard' attacks is entrusted to these scripts. <text:s/>Here is a possible outline of the process:</text:p>
      <text:p text:style-name="Standard"/>
      <text:p text:style-name="P2">*/</text:p>
      <text:p text:style-name="P2"/>
      <text:p text:style-name="P2">Good Morning,</text:p>
      <text:p text:style-name="P2"><text:s/></text:p>
      <text:p text:style-name="P2">OK. <text:s/>Here is what I plan. <text:s/>This email message</text:p>
      <text:p text:style-name="P2">will be copied verbatim into the C++ code as</text:p>
      <text:p text:style-name="P2">comments as a reference.</text:p>
      <text:p text:style-name="P2">Let me know if it seems wrong.</text:p>
      <text:p text:style-name="P2"/>
      <text:p text:style-name="P2">What follows here is a kind of "Pseudo-code"</text:p>
      <text:p text:style-name="P2">as if it were being done by hook scripts)</text:p>
      <text:p text:style-name="P2">and is applied to each combatants; PC, NPC,</text:p>
      <text:p text:style-name="P2">or monster. <text:s/>I will attempt to code this</text:p>
      <text:p text:style-name="P2">algorithm in such a way that hooks could</text:p>
      <text:p text:style-name="P2">be inserted at any of these points in the</text:p>
      <text:p text:style-name="P2">hard-coded algorithm. <text:s/>This may take a couple</text:p>
      <text:p text:style-name="P2">of days and obviously will require more</text:p>
      <text:p text:style-name="P2">extensive testing because there are so</text:p>
      <text:p text:style-name="P2">many possibilities.</text:p>
      <text:p text:style-name="P2"/>
      <text:p text:style-name="P2">$VAR AttacksRemaining;</text:p>
      <text:p text:style-name="P2">$VAR GuardingAttacksRemaining;</text:p>
      <text:p text:style-name="P2">$VAR IsGuarding;</text:p>
      <text:p text:style-name="P2"/>
      <text:p text:style-name="P2">[Guarding-CanGuard]</text:p>
      <text:p text:style-name="P2">$IF (is monster) $RETURN "N";</text:p>
      <text:p text:style-name="P2">$IF (rangeWeapon) $RETURN "N";</text:p>
      <text:p text:style-name="P2">$RETURN "Y";</text:p>
      <text:p text:style-name="P2"/>
      <text:p text:style-name="P2">[Guarding-BeginCombat]</text:p>
      <text:p text:style-name="P2">GuardingAttacksRemaining = 0;</text:p>
      <text:p text:style-name="P2">IsGuarding = false;</text:p>
      <text:p text:style-name="P2"/>
      <text:p text:style-name="P2">[Guarding-StartOfRound]</text:p>
      <text:p text:style-name="P2">AttacksRemaining = &lt;number of attacks allowed&gt;;</text:p>
      <text:p text:style-name="P2"/>
      <text:p text:style-name="P2">[Guarding-Guard] <text:s/>// combatant enters 'guard' mode</text:p>
      <text:p text:style-name="P2">GuardingAttacksRemaining = AttacksRemaining</text:p>
      <text:p text:style-name="P2">IsGuarding = true;</text:p>
      <text:p text:style-name="P2"/>
      <text:p text:style-name="P2">[Guarding-StartOfTurn] <text:s/>// menu presented for combatant</text:p>
      <text:p text:style-name="P2">IsGuarding = false;</text:p>
      <text:p text:style-name="P2">GuardingAttacksRemaining = 0;</text:p>
      <text:p text:style-name="P2"/>
      <text:p text:style-name="P2">[Guarding-CanGuardAttack] <text:s/>// enemy approaches</text:p>
      <text:p text:style-name="P2">$IF( !IsGuarding) $RETURN "N";</text:p>
      <text:p text:style-name="P2">$IF (rangeWeapon) $RETURN "N";</text:p>
      <text:p text:style-name="P2"><text:soft-page-break/>$IF(GuardAttacksRemaining &lt;=# 0) $RETURN "N";</text:p>
      <text:p text:style-name="P2">$IF(AttacksRemaining &lt;=#0) $RETURN "N";</text:p>
      <text:p text:style-name="P2">$RETURN "Y";</text:p>
      <text:p text:style-name="P2"/>
      <text:p text:style-name="P2">[Guarding-AttackOver]</text:p>
      <text:p text:style-name="P2">Decrement GuardAttacksRemaining;</text:p>
      <text:p text:style-name="P2">$IF(GuardAttacksRemaining &lt;=#0) IsGuarding = false;</text:p>
      <text:p text:style-name="P2">Decrement AttacksRemaining</text:p>
      <text:p text:style-name="P2"/>
      <text:p text:style-name="P2">[FreeAttack-CanFreeAttack] <text:s/>// enemy departs</text:p>
      <text:p text:style-name="P2">$IF(rangeWeapon) $RETURN "N";</text:p>
      <text:p text:style-name="P2">$RETURN "Y";</text:p>
      <text:p text:style-name="P2"/>
      <text:p text:style-name="P2">[FreeAttack-AttackOver]</text:p>
      <text:p text:style-name="P2">Decrement AttacksRemaining;</text:p>
      <text:p text:style-name="P2">Decrement GuardAttacksRemaining;</text:p>
      <text:p text:style-name="P2">$IF(GuardAttacksRemaining &lt;=#0) IsGuarding = false;</text:p>
      <text:p text:style-name="P2"/>
      <text:p text:style-name="P2">[CanAttack]</text:p>
      <text:p text:style-name="P2">$IF (IsGuarding) $RETURN "N";</text:p>
      <text:p text:style-name="P2">$RETURN "Y";</text:p>
      <text:p text:style-name="P2"/>
      <text:p text:style-name="P2">Now I will attempt to apply this algorithm to your</text:p>
      <text:p text:style-name="P2">examples.</text:p>
      <text:p text:style-name="P2"/>
      <text:p text:style-name="P2">On 10/17/2011 7:30 PM, Eric Cone wrote:</text:p>
      <text:p text:style-name="P2">***&gt; Good afternoon.</text:p>
      <text:p text:style-name="P2">***&gt;</text:p>
      <text:p text:style-name="P2">***&gt; First things first - terminology.</text:p>
      <text:p text:style-name="P2">***&gt;</text:p>
      <text:p text:style-name="P2">***&gt; Free attack: an attack that follows all the rules of regular</text:p>
      <text:p text:style-name="P2">***&gt; melee physical attacks (with or without weapon weapon, if </text:p>
      <text:p text:style-name="P2">***&gt; weapon only range of 1 counts as melee)</text:p>
      <text:p text:style-name="P2">***&gt; Guarding attack: a type of free attack that occurs when</text:p>
      <text:p text:style-name="P2">***&gt; a combatant moves adjacent to a combatant that is GUARDING.</text:p>
      <text:p text:style-name="P2">***&gt; As of this time, only***&gt; combatants under player control </text:p>
      <text:p text:style-name="P2">***&gt; may GUARD.</text:p>
      <text:p text:style-name="P2"/>
      <text:p text:style-name="P2">Handled by $IF (is monster) in [Guarding-CanGuardAttack]</text:p>
      <text:p text:style-name="P2"/>
      <text:p text:style-name="P2">***&gt; which may occur between a combatants consecutive turns is</text:p>
      <text:p text:style-name="P2">***&gt; equal to it's number of attacks per turn.</text:p>
      <text:p text:style-name="P2"/>
      <text:p text:style-name="P2">Handled by:</text:p>
      <text:p text:style-name="P2">[Guarding-Guard]</text:p>
      <text:p text:style-name="P2">[Guarding-StartOfTurn]</text:p>
      <text:p text:style-name="P2">{Guarding-AttackOver]</text:p>
      <text:p text:style-name="P2"/>
      <text:p text:style-name="P2">***&gt;</text:p>
      <text:p text:style-name="P2">***&gt; The other kind of free attack, occurs when a combatant moves</text:p>
      <text:p text:style-name="P2">***&gt; away from an adjacent square, once per monster moving away.</text:p>
      <text:p text:style-name="P2">***&gt;</text:p>
      <text:p text:style-name="P2">***&gt; With that in mind, let's use Tom's answers to the </text:p>
      <text:p text:style-name="P2">***&gt; questions - he was very thorough, and once the vocabulary</text:p>
      <text:p text:style-name="P2">***&gt; is straightened out, I completely agree. Here it is.</text:p>
      <text:p text:style-name="P2">***&gt;</text:p>
      <text:p text:style-name="P2">***&gt; -Eric</text:p>
      <text:p text:style-name="P2">***&gt;</text:p>
      <text:p text:style-name="P2">***&gt; On Sun, Oct 16, 2011 at 7:40 AM, &lt;Nologgie@aol.com</text:p>
      <text:p text:style-name="P2"><text:soft-page-break/>***&gt; &lt;mailto:Nologgie@aol.com&gt;&gt; wrote:</text:p>
      <text:p text:style-name="P2">***&gt;</text:p>
      <text:p text:style-name="P2">***&gt; <text:s text:c="4"/>Good Morning Eric,</text:p>
      <text:p text:style-name="P2">***&gt;</text:p>
      <text:p text:style-name="P2">***&gt; <text:s text:c="4"/>Here are the answers I came up with for Paul's</text:p>
      <text:p text:style-name="P2">***&gt; <text:s text:c="4"/>questions.</text:p>
      <text:p text:style-name="P2">***&gt;</text:p>
      <text:p text:style-name="P2">***&gt; <text:s text:c="4"/>If an enemy is immediately adjacent and moves away</text:p>
      <text:p text:style-name="P2">***&gt; <text:s text:c="4"/>then he is subject to a free attack.</text:p>
      <text:p text:style-name="P2">***&gt;</text:p>
      <text:p text:style-name="P2">***&gt; <text:s text:c="4"/>If an enemy is not immediately adjacent and moves</text:p>
      <text:p text:style-name="P2">***&gt; <text:s text:c="4"/>so as to become immediately adjacent he is subject</text:p>
      <text:p text:style-name="P2">***&gt; <text:s text:c="4"/>to a 'guarding' attack, but not a free attack.</text:p>
      <text:p text:style-name="P2">***&gt;</text:p>
      <text:p text:style-name="P2">***&gt; <text:s text:c="4"/>The Exact Rules:</text:p>
      <text:p text:style-name="P2">***&gt;</text:p>
      <text:p text:style-name="P2">***&gt; <text:s text:c="4"/>Free Attacks</text:p>
      <text:p text:style-name="P2">***&gt;</text:p>
      <text:p text:style-name="P2">***&gt; <text:s text:c="4"/>1. The 'free attack' is actually comprised of the</text:p>
      <text:p text:style-name="P2">***&gt; <text:s text:c="7"/>attacker's entire 'attack routine' for a combat</text:p>
      <text:p text:style-name="P2">***&gt; <text:s text:c="7"/>round. This is normally 1 or 2 attacks for</text:p>
      <text:p text:style-name="P2">***&gt; <text:s text:c="7"/>characters. For 'monsters', it may be 8 or more.</text:p>
      <text:p text:style-name="P2">***&gt;</text:p>
      <text:p text:style-name="P2">***&gt; <text:s text:c="4"/>2. Free attacks will always occur if the target is</text:p>
      <text:p text:style-name="P2">***&gt; <text:s text:c="7"/>valid (IsValidTarget != "N") and the attacker is</text:p>
      <text:p text:style-name="P2">***&gt; <text:s text:c="7"/>able to execute a melee attack.</text:p>
      <text:p text:style-name="P2">***&gt; <text:s text:c="7"/>(IsCombatReady != "N", and a missile weapon is</text:p>
      <text:p text:style-name="P2">***&gt; <text:s text:c="7"/>not readied.)</text:p>
      <text:p text:style-name="P2"/>
      <text:p text:style-name="P2">Handled by [FreeAttack-CanFreeAttack]</text:p>
      <text:p text:style-name="P2"/>
      <text:p text:style-name="P2"/>
      <text:p text:style-name="P2">***&gt;</text:p>
      <text:p text:style-name="P2">***&gt; <text:s text:c="4"/>3. If a free attack occurs before the attacker's</text:p>
      <text:p text:style-name="P2">***&gt; <text:s text:c="7"/>normal action for the round, any attacks executed</text:p>
      <text:p text:style-name="P2">***&gt; <text:s text:c="7"/>are deducted from the attacks available for that</text:p>
      <text:p text:style-name="P2">***&gt; <text:s text:c="7"/>round. If the attacks are depleted it constitutes</text:p>
      <text:p text:style-name="P2">***&gt; <text:s text:c="7"/>the combatant's action for the round, and the</text:p>
      <text:p text:style-name="P2">***&gt; <text:s text:c="7"/>combatant gets no 'turn'.</text:p>
      <text:p text:style-name="P2"/>
      <text:p text:style-name="P2">Handled by [FreeAttack-MakeFreeAttack]</text:p>
      <text:p text:style-name="P2">You did not specify this so I made a guess</text:p>
      <text:p text:style-name="P2">that a free attack should also reduce the</text:p>
      <text:p text:style-name="P2">number of guard attacks remaining.</text:p>
      <text:p text:style-name="P2"/>
      <text:p text:style-name="P2">***&gt;</text:p>
      <text:p text:style-name="P2">***&gt; <text:s text:c="4"/>4. Free attacks are allowed against fleeing enemies</text:p>
      <text:p text:style-name="P2">***&gt; <text:s text:c="7"/>regardless of whether the attacker has any 'normal'</text:p>
      <text:p text:style-name="P2">***&gt; <text:s text:c="7"/>attacks remaining, so in that sense they are</text:p>
      <text:p text:style-name="P2">***&gt; <text:s text:c="7"/>unlimited.</text:p>
      <text:p text:style-name="P2">***&gt;</text:p>
      <text:p text:style-name="P2"/>
      <text:p text:style-name="P2">Handled by [FreeAttack-CanFreeAttack]</text:p>
      <text:p text:style-name="P2"/>
      <text:p text:style-name="P2"/>
      <text:p text:style-name="P2">***&gt; <text:s text:c="4"/>Guarding Attacks</text:p>
      <text:p text:style-name="P2">***&gt;</text:p>
      <text:p text:style-name="P2">***&gt; <text:s text:c="4"/>Combatants who do not have missile weapons readied</text:p>
      <text:p text:style-name="P2">***&gt; <text:s text:c="4"/>may select 'Guard' as a combat action. If a</text:p>
      <text:p text:style-name="P2"><text:soft-page-break/>***&gt; <text:s text:c="4"/>non-adjacent enemy moves adjacent to a guarding</text:p>
      <text:p text:style-name="P2"/>
      <text:p text:style-name="P2">Handled by [Guarding-CanGuard]</text:p>
      <text:p text:style-name="P2"/>
      <text:p text:style-name="P2">***&gt; <text:s text:c="4"/>combatant, the guarding combatant will execute its</text:p>
      <text:p text:style-name="P2">***&gt; <text:s text:c="4"/>attack routine. <text:s/>Any attacks made will be deducted</text:p>
      <text:p text:style-name="P2">***&gt; <text:s text:c="4"/>from those available to the attacker in the combat</text:p>
      <text:p text:style-name="P2">***&gt; <text:s text:c="4"/>round when guard was set. If the attacks are</text:p>
      <text:p text:style-name="P2">***&gt; <text:s text:c="4"/>depleted, guarding status is removed.</text:p>
      <text:p text:style-name="P2"/>
      <text:p text:style-name="P2">Handled by:</text:p>
      <text:p text:style-name="P2">[MakeAttack]</text:p>
      <text:p text:style-name="P2">[FreeAttack-AttackOver]</text:p>
      <text:p text:style-name="P2">[Guarding-AttackOver]</text:p>
      <text:p text:style-name="P2"/>
      <text:p text:style-name="P2">***&gt;</text:p>
      <text:p text:style-name="P2">***&gt; <text:s text:c="4"/>Example:</text:p>
      <text:p text:style-name="P2"/>
      <text:p text:style-name="P2">[StartOfCombat]</text:p>
      <text:p text:style-name="P2">GuardAttacksRemaining=0;</text:p>
      <text:p text:style-name="P2"/>
      <text:p text:style-name="P2"/>
      <text:p text:style-name="P2">***&gt; <text:s text:c="4"/>A combatant selects Guard in round three. If an</text:p>
      <text:p text:style-name="P2">***&gt; <text:s text:c="4"/>enemy moves adjacent prior</text:p>
      <text:p text:style-name="P2"/>
      <text:p text:style-name="P2">[Guarding-StartOfRound] Round 3</text:p>
      <text:p text:style-name="P2">AttacksRemaining = 3; // for example</text:p>
      <text:p text:style-name="P2">[Guarding-Guard] round 3</text:p>
      <text:p text:style-name="P2">GuardAttacksRemaining = AttacksRemaining = 3; <text:s/>//for example</text:p>
      <text:p text:style-name="P2">[Guarding-AttackOver] round 3</text:p>
      <text:p text:style-name="P2">Decrement GuardAttacksRemaining (now = 2)</text:p>
      <text:p text:style-name="P2"/>
      <text:p text:style-name="P2">***&gt; <text:s text:c="4"/>to the guarding combatant's turn in round four,</text:p>
      <text:p text:style-name="P2">***&gt; <text:s text:c="4"/>the guarding combatant will</text:p>
      <text:p text:style-name="P2"/>
      <text:p text:style-name="P2">[GuardIng-StartOfRound] Round 4</text:p>
      <text:p text:style-name="P2">AttacksRemaining = 3;</text:p>
      <text:p text:style-name="P2"/>
      <text:p text:style-name="P2">***&gt; <text:s text:c="4"/>execute its attack routine, and the attacks will</text:p>
      <text:p text:style-name="P2">***&gt; <text:s text:c="4"/>be counted against the attacks available in round</text:p>
      <text:p text:style-name="P2">***&gt; <text:s text:c="4"/>three (when Guard was set). The combatant's round</text:p>
      <text:p text:style-name="P2">***&gt; <text:s text:c="4"/>four turn remains available.</text:p>
      <text:p text:style-name="P2"/>
      <text:p text:style-name="P2">[Guarding-AttackOver]</text:p>
      <text:p text:style-name="P2">Decrement AttacksAvailable (now = 3)</text:p>
      <text:p text:style-name="P2">Decrement GuardAttacksRemaining (now = 1)</text:p>
      <text:p text:style-name="P2"/>
      <text:p text:style-name="P2">The rest of your explanation assumed that</text:p>
      <text:p text:style-name="P2">'free attacks' are completely separate from</text:p>
      <text:p text:style-name="P2">'guard attacks' whereas my questions assumed</text:p>
      <text:p text:style-name="P2">they were two different aspects of the same</text:p>
      <text:p text:style-name="P2">thing. <text:s/>So the answers did not apply to the</text:p>
      <text:p text:style-name="P2">intent of my questions.</text:p>
      <text:p text:style-name="P2"/>
      <text:p text:style-name="P2"/>
      <text:p text:style-name="P2">PAul</text:p>
      <text:p text:style-name="P2"><text:s/>*/</text:p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">Combat Menu or Auto Movement terminated by max steps.</text:p>
          </table:table-cell>
          <table:table-cell table:style-name="Table2.A1" office:value-type="string">
            <text:p text:style-name="P1">Should the combatant enter 'Guard' mode</text:p>
          </table:table-cell>
          <table:table-cell table:style-name="Table2.C1" office:value-type="string">
            <text:p text:style-name="P1">Combatant / <text:a xlink:type="simple" xlink:href="#1.Guarding-CanGuard|outline">Guarding-CanGuard</text:a></text:p>
          </table:table-cell>
        </table:table-row>
        <table:table-row table:style-name="Table2.1">
          <table:table-cell table:style-name="Table2.A2" office:value-type="string">
            <text:p text:style-name="P1">At Start of Combat Round</text:p>
          </table:table-cell>
          <table:table-cell table:style-name="Table2.A2" office:value-type="string">
            <text:p text:style-name="P1">Information Only</text:p>
          </table:table-cell>
          <table:table-cell table:style-name="Table2.C2" office:value-type="string">
            <text:p text:style-name="P1">Combatant / <text:a xlink:type="simple" xlink:href="#2.Guarding-StartOfRound|outline">Guarding-StartOfRound</text:a></text:p>
          </table:table-cell>
        </table:table-row>
        <table:table-row table:style-name="Table2.1">
          <table:table-cell table:style-name="Table2.A2" office:value-type="string">
            <text:p text:style-name="P1">When enemy approaches</text:p>
          </table:table-cell>
          <table:table-cell table:style-name="Table2.A2" office:value-type="string">
            <text:p text:style-name="P1">Should combatant 'Guard Attack'?</text:p>
          </table:table-cell>
          <table:table-cell table:style-name="Table2.C2" office:value-type="string">
            <text:p text:style-name="P1">Combatant / <text:a xlink:type="simple" xlink:href="#3.Guarding-CanGuardAttack|outline">Guarding-CanGuardAttack</text:a></text:p>
          </table:table-cell>
        </table:table-row>
        <table:table-row table:style-name="Table2.1">
          <table:table-cell table:style-name="Table2.A2" office:value-type="string">
            <text:p text:style-name="P1">When enemy retreats</text:p>
          </table:table-cell>
          <table:table-cell table:style-name="Table2.A2" office:value-type="string">
            <text:p text:style-name="P1">Should combatant 'Free Attack'?</text:p>
          </table:table-cell>
          <table:table-cell table:style-name="Table2.C2" office:value-type="string">
            <text:p text:style-name="P1">Combatant / <text:a xlink:type="simple" xlink:href="#4.FreeAttack-CanFreeAttack|outline">FreeAttack-CanFreeAttack</text:a></text:p>
          </table:table-cell>
        </table:table-row>
        <table:table-row table:style-name="Table2.1">
          <table:table-cell table:style-name="Table2.A2" office:value-type="string">
            <text:p text:style-name="P1">When Guard Attack Ends</text:p>
          </table:table-cell>
          <table:table-cell table:style-name="Table2.A2" office:value-type="string">
            <text:p text:style-name="P1">Reduce the number of attacks available</text:p>
          </table:table-cell>
          <table:table-cell table:style-name="Table2.C2" office:value-type="string">
            <text:p text:style-name="P1">Combatant / <text:a xlink:type="simple" xlink:href="#5.Guarding-AttackOver|outline">Guarding-AttackOver</text:a></text:p>
          </table:table-cell>
        </table:table-row>
        <table:table-row table:style-name="Table2.1">
          <table:table-cell table:style-name="Table2.A2" office:value-type="string">
            <text:p text:style-name="P1">When Free Attack Ends</text:p>
          </table:table-cell>
          <table:table-cell table:style-name="Table2.A2" office:value-type="string">
            <text:p text:style-name="P1">Reduce the number of attacks available</text:p>
          </table:table-cell>
          <table:table-cell table:style-name="Table2.C2" office:value-type="string">
            <text:p text:style-name="P1">Combatant / <text:a xlink:type="simple" xlink:href="#6.FreeAttack-AttackOver|outline">FreeAttack-AttackOver</text:a></text:p>
          </table:table-cell>
        </table:table-row>
        <table:table-row table:style-name="Table2.1">
          <table:table-cell table:style-name="Table2.A2" office:value-type="string">
            <text:p text:style-name="P1">When a combat begins</text:p>
          </table:table-cell>
          <table:table-cell table:style-name="Table2.A2" office:value-type="string">
            <text:p text:style-name="P1">Initialize combatant status</text:p>
          </table:table-cell>
          <table:table-cell table:style-name="Table2.C2" office:value-type="string">
            <text:p text:style-name="P1">Combatant / <text:a xlink:type="simple" xlink:href="#7.Guarding-BeginCombat|outline">Guarding-BeginCombat</text:a></text:p>
          </table:table-cell>
        </table:table-row>
      </table:table>
      <text:p text:style-name="Standard"/>
      <text:p text:style-name="Standard">See <text:a xlink:type="simple" xlink:href="../SASpecialAbilitiesScripts.html">Special Abilities Scripts</text:a> for some additional explanation</text:p>
      <text:p text:style-name="Standard"/>
      <text:p text:style-name="Heading">Additional GPDL functions</text:p>
      <text:p text:style-name="Standard">None</text:p>
      <text:p text:style-name="Standard"/>
      <text:h text:style-name="Heading_20_1" text:outline-level="1">Guarding-CanGuard</text:h>
      <text:p text:style-name="Text_20_body">Context: <text:s/>Combatant</text:p>
      <text:p text:style-name="Text_20_body">Parameters: <text:s/>Hook Parameter[5] = case number <text:s/>(1 or 2 – see below)</text:p>
      <text:p text:style-name="Text_20_body">Result: If the first character of the result is 'Y' then the combatant is able to 'Guard'.</text:p>
      <text:p text:style-name="Text_20_body">Default result: 'N'</text:p>
      <text:p text:style-name="Text_20_body">Case 1:</text:p>
      <text:p text:style-name="Text_20_body">When a combatant is in 'Auto' mode and is fleeing and exhausts his maximum number of steps.</text:p>
      <text:p text:style-name="Text_20_body">Case 2:</text:p>
      <text:p text:style-name="Text_20_body">When a combatant is in player control and the combat menu is about to be displayed. <text:s/>Answer the question: “Should “GUARD” be a combat option?”.</text:p>
      <text:p text:style-name="Text_20_body"/>
      <text:h text:style-name="Heading_20_1" text:outline-level="1">Guarding-StartOfRound</text:h>
      <text:p text:style-name="Text_20_body">Context: Combatant, Character</text:p>
      <text:p text:style-name="Text_20_body">Parameters: </text:p>
      <text:p text:style-name="Text_20_body">HookParameter[5] = The current state of the combatant:</text:p>
      <text:p text:style-name="Text_20_body"><text:s text:c="2"/>0 = ICS_None </text:p>
      <text:p text:style-name="Text_20_body"><text:soft-page-break/><text:s text:c="2"/>1 = ICS_Casting,</text:p>
      <text:p text:style-name="Text_20_body"><text:s text:c="2"/>2 = ICS_Attacking</text:p>
      <text:p text:style-name="Text_20_body"><text:s text:c="2"/>3 = ICS_Guarding </text:p>
      <text:p text:style-name="Text_20_body"><text:s text:c="2"/>4 = ICS_Bandaging,</text:p>
      <text:p text:style-name="Text_20_body"><text:s text:c="2"/>5 = ICS_Using</text:p>
      <text:p text:style-name="Text_20_body"><text:s text:c="2"/>6 = ICS_Moving</text:p>
      <text:p text:style-name="Text_20_body"><text:s text:c="2"/>7 = ICS_Turning</text:p>
      <text:p text:style-name="Text_20_body"><text:s text:c="2"/>8 = ICS_Fleeing</text:p>
      <text:p text:style-name="Text_20_body"><text:s text:c="2"/>9 = ICS_Fled</text:p>
      <text:p text:style-name="Text_20_body">10 = ICS_ContinueGuarding (into next round)</text:p>
      <text:p text:style-name="Text_20_body">HookParameter[6] can be set to force a continuation of 'ICS_Guarding'. <text:s/>Normally at the start of each round, a combatant who is not in 'ICS_Casting' state and who is not in 'Auto' mode will have his state set to 'ICS_None'. <text:s/>If HookParameter[6] contains a 'G' then any non-Auto combatant who is in 'ICS_Guarding' state will be set to 'ICS_ContinueGuarding' and will remain in that state until his initiative arrives. <text:s/>He will then be set to 'ICS_None' and his combat menu will be displayed.</text:p>
      <text:p text:style-name="Text_20_body">Result: Ignored. <text:s/>Probably best to return “” in case we augment this hook someday.</text:p>
      <text:p text:style-name="Text_20_body">Default Result: “”</text:p>
      <text:p text:style-name="Text_20_body">At the start of each combat round, this hook is called for each combatant. <text:s/>The hook “StartCombatRound” is also called under exactly the same circumstances but I added this so that 'Guarding' issues could be handled in their own private way and keep the scripts simpler. <text:s/>If it is important to you, you should know that “StartCombatRound is called first and Guarding-StartOfRound is called second.</text:p>
      <text:p text:style-name="Text_20_body"/>
      <text:h text:style-name="Heading_20_1" text:outline-level="1">Guarding-CanGuardAttack</text:h>
      <text:p text:style-name="Text_20_body">Context: <text:s text:c="2"/>Attacker, Target</text:p>
      <text:p text:style-name="Text_20_body">Parameters:</text:p>
      <text:p text:style-name="Text_20_body">HookParameter[5] = attacker's number of available attacks</text:p>
      <text:p text:style-name="Text_20_body">HookParameter[6] = “Y” if attacker is party member; else “N”</text:p>
      <text:p text:style-name="Text_20_body">HookParameter[7] = “Y” if attacker is on 'Auto'. <text:s/>“N” if under player control.</text:p>
      <text:p text:style-name="Text_20_body">Result: <text:s text:c="2"/>If the script returns a 'Y' as the first character then the Guarding attack can take place. <text:s/>The default result is an empty string and no guarding attack can occur.</text:p>
      <text:p text:style-name="Text_20_body"/>
      <text:p text:style-name="Text_20_body">This script is called whenever a combatant who is not adjacent to a potential 'Guarding Attacker' moves to a position that is adjacent to the potential 'Guarding Attacker'.</text:p>
      <text:p text:style-name="Text_20_body"/>
      <text:h text:style-name="Heading_20_1" text:outline-level="1"><text:soft-page-break/>FreeAttack-CanFreeAttack</text:h>
      <text:p text:style-name="Text_20_body">Context: <text:s text:c="2"/>Attacker, Target</text:p>
      <text:p text:style-name="Text_20_body">Parameters:</text:p>
      <text:list xml:id="list37291317" text:style-name="L1">
        <text:list-item>
          <text:p text:style-name="P5">HookParameter[5] = attacker's number of available attacks. <text:s/>This is generally the number of melee attacks remaining in this round of combat. <text:s/>It may be the number of attacks specified for a monster or it may be the Rate-of-Fire of a readied weapon. <text:s/>It will have been reduced by the number of attacks already taken in this round of combat.</text:p>
        </text:list-item>
        <text:list-item>
          <text:p text:style-name="P5">HookParameter[6] = “Y” if attacker is party member; else “N”</text:p>
        </text:list-item>
        <text:list-item>
          <text:p text:style-name="P5">HookParameter[7] = “Y” if attacker is on 'Auto'. <text:s/>“N” if under player control.</text:p>
        </text:list-item>
        <text:list-item>
          <text:p text:style-name="P5">HookParameter[8] = The number of attacks allowed per turn for this combatant. <text:s/>It may be the number of attacks specified for a monster or it may be the Rate-of-Fire of a readied weapon.</text:p>
        </text:list-item>
      </text:list>
      <text:p text:style-name="Text_20_body">Result: <text:s text:c="2"/>If the script returns a 'Y' as the first character then a <text:s/>Free Attack can take place. <text:s/>The number of Free Attacks will be one plus the number of available attacks (See HookParameter[5]). <text:s/>If the script returns a number greater than zero then it specifies the number of Free Attacks that can take place. <text:s/>The default result is an empty string and no free attack can occur.</text:p>
      <text:p text:style-name="Text_20_body"/>
      <text:p text:style-name="Text_20_body">This script is called whenever a combatant who is adjacent to a potential 'Free Attacker' moves to a position that is not adjacent to the potential 'Free Attacker'.</text:p>
      <text:p text:style-name="Text_20_body"/>
      <text:h text:style-name="Heading_20_1" text:outline-level="1">Guarding-AttackOver</text:h>
      <text:p text:style-name="Text_20_body"/>
      <text:p text:style-name="Text_20_body">Context: Combatant</text:p>
      <text:p text:style-name="Text_20_body">Parameters:</text:p>
      <text:p text:style-name="Text_20_body">HookParameter[5] = Number of available attacks (before this guarding attack)</text:p>
      <text:p text:style-name="Text_20_body">HookParameter[6] = Number of Guarding attacks against this one enemy (before this guarding attack). <text:s/>This is currently always 1.</text:p>
      <text:p text:style-name="Text_20_body">HookParameter[7] = Minus one.</text:p>
      <text:p text:style-name="Text_20_body">HookParameter[8] = Minus one.</text:p>
      <text:p text:style-name="Text_20_body">Result: Ignored</text:p>
      <text:p text:style-name="Text_20_body"/>
      <text:p text:style-name="Text_20_body">After Guarding attack is complete we attempt to call this script. <text:s/>Then we use HookParameter[7] to modify the number of 'Normal' attacks that this combatant can use in this round. <text:s/>We use HookParameter[8] to modify the number of additional 'Guard' attacks that this combatant can execute against the same enemy combatant.</text:p>
      <text:p text:style-name="Text_20_body">This script can modify HookParameter[7] and HookParameter[8].</text:p>
      <text:p text:style-name="Text_20_body">The script should use this opportunity to update its own count of the number of 'Guard' attacks available to this combatant.</text:p>
      <text:p text:style-name="Text_20_body"><text:soft-page-break/></text:p>
      <text:h text:style-name="Heading_20_1" text:outline-level="1">FreeAttack-AttackOver</text:h>
      <text:p text:style-name="Text_20_body"/>
      <text:p text:style-name="Text_20_body">Exactly like “Guarding-AttackOver” except for 'Free Attacks' instead of 'Guard Attacks'.</text:p>
      <text:p text:style-name="Text_20_body"/>
      <text:h text:style-name="Heading_20_1" text:outline-level="1">Guarding-BeginCombat</text:h>
      <text:p text:style-name="Text_20_body"/>
      <text:p text:style-name="Text_20_body">Immediately after placing all combatants in the arena we search each combatant for a script named 'Guarding-BeginCombat'</text:p>
      <text:p text:style-name="Text_20_body"/>
      <text:p text:style-name="Text_20_body">Context: Combatant, Characters</text:p>
      <text:p text:style-name="Text_20_body">Parameters: None</text:p>
      <text:p text:style-name="Text_20_body">Result: ignor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pecial Abilities Scripts</dc:title>
    <meta:initial-creator>Paul Stevens</meta:initial-creator>
    <meta:creation-date>2010-05-07T12:45:33</meta:creation-date>
    <meta:editing-duration>PT591H41M57S</meta:editing-duration>
    <dc:date>2014-09-27T17:23:24.10</dc:date>
    <dc:creator>Paul Stevens</dc:creator>
    <meta:generator>OpenOffice.org/3.2$Win32 OpenOffice.org_project/320m18$Build-9502</meta:generator>
    <meta:editing-cycles>86</meta:editing-cycles>
    <meta:document-statistic meta:table-count="1" meta:image-count="0" meta:object-count="0" meta:page-count="8" meta:paragraph-count="270" meta:word-count="1830" meta:character-count="11890"/>
  </office:meta>
</office:document-meta>
</file>